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9803" officeooo:paragraph-rsid="0012980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52f52" officeooo:paragraph-rsid="001344d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4df" officeooo:paragraph-rsid="001344df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1146in" fo:widows="1" fo:text-indent="0in" style:auto-text-indent="false"/>
      <style:text-properties fo:font-size="12pt" style:text-underline-style="solid" style:text-underline-width="auto" style:text-underline-color="font-color" fo:font-weight="bold" officeooo:rsid="00152f52" officeooo:paragraph-rsid="00152f52" style:font-size-asian="10.5pt" style:font-weight-asian="bold" style:font-size-complex="12pt" style:font-weight-complex="bold"/>
    </style:style>
    <style:style style:name="P5" style:family="paragraph" style:parent-style-name="Text_20_body" style:list-style-name="L1">
      <style:paragraph-properties fo:margin-top="0in" fo:margin-bottom="0.1043in" loext:contextual-spacing="false" style:line-height-at-least="0.1146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.1043in" loext:contextual-spacing="false" style:line-height-at-least="0.1146in" fo:widows="1"/>
      <style:text-properties officeooo:paragraph-rsid="0017114c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style:font-weight-asian="bold" style:font-weight-complex="bold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style:text-underline-style="none" fo:font-weight="normal" officeooo:rsid="00152f52" style:font-size-asian="10.5pt" style:font-weight-asian="bold" style:font-size-complex="12pt" style:font-weight-complex="bold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style:text-underline-style="none" fo:font-weight="normal" officeooo:rsid="0017114c" style:font-size-asian="10.5pt" style:font-weight-asian="bold" style:font-size-complex="12pt" style:font-weight-complex="bold"/>
    </style:style>
    <style:style style:name="T4" style:family="text">
      <style:text-properties officeooo:rsid="0017114c"/>
    </style:style>
    <style:style style:name="T5" style:family="text">
      <style:text-properties style:text-underline-style="none" officeooo:rsid="00152f52" style:font-size-asian="10.5pt" style:font-weight-asian="normal" style:font-size-complex="12pt" style:font-weight-complex="normal"/>
    </style:style>
    <style:style style:name="T6" style:family="text">
      <style:text-properties style:text-underline-style="none" officeooo:rsid="0017114c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52f52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7114c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DECK</text:p>
      <text:p text:style-name="P1"/>
      <text:p text:style-name="P3">Rundeck is an open source software that helps automate routine operating procedures in data centers or cloud environments. Rundeck offers a number of features that alleviate much time and hard work and make it easy to scale up their automation efforts and create self-service others. Teams can collaborate to share how processes are automated, while others are given the confidence to see the operational activity or perform tasks.</text:p>
      <text:p text:style-name="P3"/>
      <text:p text:style-name="P3">Rundeck allows you to run tasks on any number of nodes from a command line interface or web based. Rundeck also includes other features that make it easy to expand their automation efforts, including: access control, building work flow, scheduling, logging, and integration with other data sources for the node and option.</text:p>
      <text:p text:style-name="P2"/>
      <text:p text:style-name="P4">FEATURES OF RUNDECK</text:p>
      <text:list xml:id="list3866548978103301671" text:style-name="L2">
        <text:list-item>
          <text:p text:style-name="P6"><text:span text:style-name="T7">API web.</text:span></text:p>
        </text:list-item>
        <text:list-item>
          <text:p text:style-name="P6"><text:span text:style-name="T8">D</text:span><text:span text:style-name="T7">istributed command execution.</text:span></text:p>
        </text:list-item>
        <text:list-item>
          <text:p text:style-name="P6"><text:span text:style-name="T8">S</text:span><text:span text:style-name="T7">ystem plug-in version (SSH by default)</text:span></text:p>
        </text:list-item>
        <text:list-item>
          <text:p text:style-name="P6"><text:span text:style-name="T8">W</text:span><text:span text:style-name="T7">ork flows multi step.</text:span></text:p>
        </text:list-item>
        <text:list-item>
          <text:p text:style-name="P6"><text:span text:style-name="T8">E</text:span><text:span text:style-name="T7">xecution of work and view performances scheduled.</text:span></text:p>
        </text:list-item>
        <text:list-item>
          <text:p text:style-name="P6"><text:span text:style-name="T8">G</text:span><text:span text:style-name="T7">raphical web console to control and implementation work.</text:span></text:p>
        </text:list-item>
        <text:list-item>
          <text:p text:style-name="P6"><text:span text:style-name="T8">A</text:span><text:span text:style-name="T7">ccess control policy based on roles with support for LDAP / Active Directory.</text:span></text:p>
        </text:list-item>
        <text:list-item>
          <text:p text:style-name="P6"><text:span text:style-name="T8">H</text:span><text:span text:style-name="T7">istory and audit records.</text:span></text:p>
        </text:list-item>
        <text:list-item>
          <text:p text:style-name="P6"><text:span text:style-name="T3">O</text:span><text:span text:style-name="T2">pen integration to external host inventory tools.</text:span></text:p>
        </text:list-item>
        <text:list-item>
          <text:p text:style-name="P6"><text:span text:style-name="T8">C</text:span><text:span text:style-name="T7">ommand line interface </text:span><text:span text:style-name="T8">tool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0:11:24.002097959</meta:creation-date>
    <dc:date>2015-04-08T11:05:26.453212772</dc:date>
    <meta:editing-duration>PT7M46S</meta:editing-duration>
    <meta:editing-cycles>1</meta:editing-cycles>
    <meta:document-statistic meta:table-count="0" meta:image-count="0" meta:object-count="0" meta:page-count="1" meta:paragraph-count="14" meta:word-count="192" meta:character-count="1178" meta:non-whitespace-character-count="1010"/>
    <meta:generator>LibreOffice/4.3.6.2$Linux_X86_64 LibreOffice_project/430$Build-2</meta:generator>
  </office:meta>
</office:document-meta>
</file>